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P4" style:family="paragraph" style:parent-style-name="Text_20_body" style:list-style-name="OrgNumberedList">
      <style:text-properties officeooo:paragraph-rsid="000f580f"/>
    </style:style>
    <style:style style:name="P5" style:family="paragraph" style:parent-style-name="Text_20_body">
      <style:text-properties officeooo:paragraph-rsid="000f580f"/>
    </style:style>
    <style:style style:name="T1" style:family="text">
      <style:text-properties officeooo:rsid="000f580f"/>
    </style:style>
    <style:style style:name="fr1" style:family="graphic" style:parent-style-name="Formula">
      <style:graphic-properties style:vertical-pos="middle" style:vertical-rel="text" draw:ole-draw-aspect="1"/>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Simulation</text:title></text:p>
      <text:p text:style-name="OrgTitle"/>
      <text:p text:style-name="OrgSubtitle"><text:initial-creator>Jakob Klemm</text:initial-creator></text:p>
      <text:p text:style-name="OrgSubtitle"/>
      <text:table-of-content text:style-name="Sect1" text:protected="true" text:name="Table of Contents">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Inhaltsverzeichnis</text:p>
          </text:index-title>
          <text:p text:style-name="Contents_20_1"><text:a xlink:type="simple" xlink:href="#org8d5deff" text:style-name="Internet_20_link" text:visited-style-name="Visited_20_Internet_20_Link">1. Einführung</text:a></text:p>
          <text:p text:style-name="Contents_20_1"><text:a xlink:type="simple" xlink:href="#orgafc735b" text:style-name="Internet_20_link" text:visited-style-name="Visited_20_Internet_20_Link">2. Implementierung</text:a></text:p>
          <text:p text:style-name="Contents_20_2"><text:a xlink:type="simple" xlink:href="#org5348853" text:style-name="Internet_20_link" text:visited-style-name="Visited_20_Internet_20_Link">2.1. Struktur</text:a></text:p>
          <text:p text:style-name="Contents_20_3"><text:a xlink:type="simple" xlink:href="#org2ceefbc" text:style-name="Internet_20_link" text:visited-style-name="Visited_20_Internet_20_Link">2.1.1. Menü</text:a></text:p>
          <text:p text:style-name="Contents_20_3"><text:a xlink:type="simple" xlink:href="#org14e1a9c" text:style-name="Internet_20_link" text:visited-style-name="Visited_20_Internet_20_Link">2.1.2. Einstellungen</text:a></text:p>
          <text:p text:style-name="Contents_20_3"><text:a xlink:type="simple" xlink:href="#org1fb3ad5" text:style-name="Internet_20_link" text:visited-style-name="Visited_20_Internet_20_Link">2.1.3. Module</text:a></text:p>
          <text:p text:style-name="Contents_20_2"><text:a xlink:type="simple" xlink:href="#org91da0d2" text:style-name="Internet_20_link" text:visited-style-name="Visited_20_Internet_20_Link">2.2. Berechnungen</text:a></text:p>
          <text:p text:style-name="Contents_20_3"><text:a xlink:type="simple" xlink:href="#org7c881ec" text:style-name="Internet_20_link" text:visited-style-name="Visited_20_Internet_20_Link">2.2.1. Externe Kräfte</text:a></text:p>
          <text:p text:style-name="Contents_20_2"><text:a xlink:type="simple" xlink:href="#org1e7e9fd" text:style-name="Internet_20_link" text:visited-style-name="Visited_20_Internet_20_Link">2.3. Raketen</text:a></text:p>
          <text:p text:style-name="Contents_20_2"><text:a xlink:type="simple" xlink:href="#org08c6a34" text:style-name="Internet_20_link" text:visited-style-name="Visited_20_Internet_20_Link">2.4. Plotting</text:a></text:p>
          <text:p text:style-name="Contents_20_1"><text:a xlink:type="simple" xlink:href="#org5bfe884" text:style-name="Internet_20_link" text:visited-style-name="Visited_20_Internet_20_Link">3. Resultate</text:a></text:p>
        </text:index-body>
      </text:table-of-content>
      <text:h text:style-name="Heading_20_1" text:outline-level="1"><text:bookmark-start text:name="OrgXref.org8d5deff"/><text:bookmark text:name="org8d5deff"/>Einführung <text:bookmark-end text:name="OrgXref.org8d5deff"/></text:h>
      <text:p text:style-name="Text_20_body">Auch wenn sich die Flugbahn einer <text:span text:style-name="OrgCode">Saturn V</text:span> gut in <text:span text:style-name="OrgCode">Excel</text:span> oder einem ähnlichen Programm berechnen lässt, so sind diese Programme doch limitiert. Sowohl in ihrer Geschwindigkeit, als auch in den Funktionen und Einstellungen, welche für eine solche Simulation relevant sein könnten. Mit den wenigen Werten, welche uns für diese Simulation zur Verfügung standen, war es schnell möglich, neue Werte und Flugbahnen zu berechnen. </text:p>
      <text:p text:style-name="Text_20_body">Und trotzdem ist es äusserst kompliziert, die Simulation interaktiv zu gestalten und dem Betrachter die Möglichkeit zu geben, selber die Kontrolle zu übernehmen. Dazu kommt ebenfalls noch die starke Systemgebundenheit solcher Dateien. Auch wenn <text:span text:style-name="OrgCode">Excel</text:span> weit verbreitet ist und es genügend kostenlose Alternativen gibt, welche in der Lage sind, <text:span text:style-name="OrgCode">Excel-Dateien</text:span> zu öffnen, ist man doch an die Funktionen und Bedingungen dieser Programme gebunden. Obwohl einige <text:span text:style-name="Emphasis">kostenlos</text:span> sind, findet man kaum <text:span text:style-name="Emphasis">freie</text:span> oder gar <text:span text:style-name="Emphasis">open-source</text:span> Varianten. </text:p>
      <text:p text:style-name="Text_20_body">Die Formeln und Konzepte, mit welchen die Geschwindigkeiten und Flugbahnen einer <text:span text:style-name="OrgCode">Saturn V</text:span> berechnet werden, lassen sich unter verschiedenen Bedienungen und für verschiedene Raketen oder Flugobjekte anwenden. Um den Prozess interaktiver und intuitiver zu machen, war es von Nöten, die Simulation als ein ausführbares, interaktives Programm zu implementieren. </text:p>
      <text:h text:style-name="Heading_20_1" text:outline-level="1"><text:bookmark-start text:name="OrgXref.orgafc735b"/><text:bookmark text:name="orgafc735b"/>Implementierung <text:bookmark-end text:name="OrgXref.orgafc735b"/></text:h>
      <text:p text:style-name="Text_20_body">Den Begriff <text:span text:style-name="Emphasis">Raketensimulator</text:span> verbinden die meisten Menschen im ersten Moment mit Supercomputern und hoch komplexen Berechnungen. Trotzdem lässt sich das meiste dennoch auf einfache, lineare oder exponentielle Gleichungen bringen, die von Hand oder mit einem einfachen Taschenrechner gelöst werden können. </text:p>
      <text:p text:style-name="Text_20_body">Daher war auch die Wahl der Programmiersprache eher offen, da die Berechnungen selbst nicht besonders aufwendig sind. Trotzdem gab es einige Kriterien, welche eine Programmiersprache für diese Aufgabe erfüllen musste: </text:p>
      <text:list xml:id="list497565814" text:style-name="OrgBulletedList">
        <text:list-item>
          <text:p text:style-name="P2"><text:soft-page-break/>Die Fähigkeit Dateien zu lesen, zu interpretieren und zu schreiben. </text:p>
        </text:list-item>
        <text:list-item>
          <text:p text:style-name="P2">Einfache, lineare Algebra sowie häufige mathematische Funktionen. </text:p>
        </text:list-item>
        <text:list-item>
          <text:p text:style-name="P2">Zugriff auf externe Programme über eine standardisierte Schnittstelle. </text:p>
        </text:list-item>
        <text:list-item>
          <text:p text:style-name="P2">Kompilierung in eine alleinstehende, ausführbare Datei. </text:p>
        </text:list-item>
      </text:list>
      <text:p text:style-name="Text_20_body">Auch wenn viele Sprachen und Programme zur Verfügung standen, fiel die Wahl auf <text:span text:style-name="OrgCode">Golang</text:span>, eine Sprache die ursprünglich von <text:span text:style-name="OrgCode">Google</text:span> entwickelt wurde. <text:span text:style-name="OrgCode">Golang</text:span> erlaubt Entwickler schnelle, parallele und nebenläufige Programme systemnah zu schreiben. </text:p>
      <text:h text:style-name="Heading_20_2" text:outline-level="2"><text:bookmark-start text:name="OrgXref.org5348853"/><text:bookmark text:name="org5348853"/>Struktur <text:bookmark-end text:name="OrgXref.org5348853"/></text:h>
      <text:p text:style-name="Text_20_body">Obwohl der gesamte Code <text:span text:style-name="Emphasis">open-source</text:span> und auf <text:span text:style-name="OrgCode">Github</text:span> verfügbar ist, sollen einige Funktionen hier trotzdem besprochen werden, da die Codebase verwirrend sein kann. </text:p>
      <text:h text:style-name="Heading_20_3" text:outline-level="3"><text:bookmark-start text:name="OrgXref.org2ceefbc"/><text:bookmark text:name="org2ceefbc"/>Menü <text:bookmark-end text:name="OrgXref.org2ceefbc"/></text:h>
      <text:p text:style-name="Text_20_body">Das Menü ist technisch zwar der am wenigsten interessante Teil, doch es ist ein äusserst relevantes Stück der Simulation. Basierend auf einfachen Konsolen-Printouts und Zahleninputs, macht dieses Menü die einfache Interaktion mit der Software möglich, ohne dabei besondere Anleitungen oder Erklärungen zu verfassen. Die Inputs werden dann in Zahlen umgewandelt, von wo sie mit <text:span text:style-name="OrgCode">if-Schleifen</text:span> verarbeitet werden. Der Code ist nur bedingt fehlertolerant, da man beliebige Inputs an dass Programm geben kann, allerdings sind solche Fehler nicht schlimm und zwingen das Programm gelegentlich zum Neustart, ohne weitere Folgen nach sich zu ziehen. Zwischen den einzelnen Menüs und Listen wird ebenfalls die Konsole geleert. Diese Funktion wird aktuell nur auf <text:span text:style-name="OrgCode">Linux</text:span> unterstützt. </text:p>
      <text:h text:style-name="Heading_20_3" text:outline-level="3"><text:bookmark-start text:name="OrgXref.org14e1a9c"/><text:bookmark text:name="org14e1a9c"/>Einstellungen <text:bookmark-end text:name="OrgXref.org14e1a9c"/></text:h>
      <text:p text:style-name="Text_20_body">Da Raketen unter verschiedenen Kriterien und in verschiedenen Situationen simuliert werden können, war es wichtig, die einzelnen Funktionen und Parameter sowohl einstellbar, als auch ausschaltbar zu machen. Dies geschieht über <text:span text:style-name="OrgCode">settings.json</text:span>, einem einfachen <text:span text:style-name="OrgCode">JSON-file</text:span>, worin alle Parameter und Einstellungsmöglichkeiten, sowie eine Liste der verfügbaren Umgebungen aufgelistet sind.<text:line-break/>Über das Hauptmenü und die beiden Untermenüs ist es möglich, die Kriterien für den Flug zu bestimmen. Sobald diese feststehen, kann die Simulation gestartet werden. </text:p>
      <text:h text:style-name="Heading_20_3" text:outline-level="3"><text:bookmark-start text:name="OrgXref.org1fb3ad5"/><text:bookmark text:name="org1fb3ad5"/>Module <text:bookmark-end text:name="OrgXref.org1fb3ad5"/></text:h>
      <text:p text:style-name="Text_20_body">Verschiedene Raketen haben verschiedene Treibstoffe, Bauarten, Triebwerke und Flugbahnen. Daher war es ebenfalls wichtig, eine Software zu schreiben, die für verschiedene Situationen gewappnet ist. Im dedizierten <text:span text:style-name="OrgCode">rockets/</text:span> Ordner können beliebige Konfigurationen und Modelle in Form von <text:span text:style-name="OrgCode">JSON-Dateien</text:span> abgelegt werden, welche dann der Simulation zur Verfügung stehen. Über <text:span text:style-name="OrgCode">settings.json</text:span> ist es ebenfalls möglich, weitere Planeten hinzuzufügen, solange die grundlegenden Werte zur Verfügung stehen. </text:p>
      <text:h text:style-name="Heading_20_2" text:outline-level="2"><text:bookmark-start text:name="OrgXref.org91da0d2"/><text:bookmark text:name="org91da0d2"/>Berechnungen <text:bookmark-end text:name="OrgXref.org91da0d2"/></text:h>
      <text:p text:style-name="Text_20_body">Auch wenn die <text:span text:style-name="OrgCode">Raketengleichung</text:span> und andere Hilfsmittel zur Verfügung stehen, ist es doch weiterhin möglich, die Raketen schrittweise zu simulieren. Da jeder Schritt in einer solchen <text:soft-page-break/>Simulation beinahe identisch abläuft, aber trotzdem von allen vorherigen Schritten abhängig ist, sowie alle nachfolgenden Schritte beeinflusst, war es nur logisch, die Simulation rekursiv zu implementieren. <text:line-break/></text:p>
      <text:p text:style-name="Text_20_body">Während das Berechnen der neuen Masse eine einfache Rechnung darstellte, mussten kompliziertere mathematische Konzepte verwendet werden, um die neue Geschwindigkeit zu berechnen. Zuerst wird über die Impulserhaltung die neue Geschwindigkeit ohne externe Kräfte, hier <text:span text:style-name="OrgCode">ideal_vel</text:span> genannt, berechnet. Danach werden damit die zusätzlich wirkenden Kräfte verrechnet. </text:p>
      <text:h text:style-name="Heading_20_3" text:outline-level="3"><text:bookmark-start text:name="OrgXref.org7c881ec"/><text:bookmark text:name="org7c881ec"/>Externe Kräfte <text:bookmark-end text:name="OrgXref.org7c881ec"/></text:h>
      <text:p text:style-name="P5">Mit der Impulserhaltung lässt sich lediglich die Geschwindigkeit oder Masse eines Objektes berechnen. Allerdings hat man dann noch keine Vorstellung von der Beschleunigung die auf ein Objekt wirkt. Allerdings stellt sich heraus, dass ein einfacher Trick verwendet werden kann, um diese Berechnung zu vereinfachen. Die Beschleunigung lässt sich wie folgt mathematisch berechnen: </text:p>
      <text:p text:style-name="P5"><draw:frame draw:style-name="fr1" draw:name="Object1" text:anchor-type="as-char" svg:width="0.1709in" svg:height="0.1839in" draw:z-index="0"><draw:object xlink:href="./Object 1" xlink:type="simple" xlink:show="embed" xlink:actuate="onLoad"/><draw:image xlink:href="./ObjectReplacements/Object 1" xlink:type="simple" xlink:show="embed" xlink:actuate="onLoad"/></draw:frame><text:span text:style-name="OrgCode">=</text:span><draw:frame draw:style-name="fr1" draw:name="Object2" text:anchor-type="as-char" svg:width="0.328in" svg:height="0.3929in" draw:z-index="2"><draw:object xlink:href="./Object 2" xlink:type="simple" xlink:show="embed" xlink:actuate="onLoad"/><draw:image xlink:href="./ObjectReplacements/Object 2" xlink:type="simple" xlink:show="embed" xlink:actuate="onLoad"/></draw:frame></text:p>
      <text:p text:style-name="P5">Über die Anzahl Schritte und die eigentliche Flugdauer lässt sich dann <text:s/><draw:frame draw:style-name="fr1" draw:name="Object3" text:anchor-type="as-char" svg:width="0.2661in" svg:height="0.1839in" draw:z-index="1"><draw:object xlink:href="./Object 3" xlink:type="simple" xlink:show="embed" xlink:actuate="onLoad"/><draw:image xlink:href="./ObjectReplacements/Object 3" xlink:type="simple" xlink:show="embed" xlink:actuate="onLoad"/></draw:frame><text:s/>berechnen. </text:p>
      <text:list xml:id="list980331959" text:style-name="OrgNumberedList">
        <text:list-item>
          <text:p text:style-name="P4"><text:span text:style-name="OrgCode"><draw:frame draw:style-name="fr1" draw:name="Object4" text:anchor-type="as-char" svg:width="0.2661in" svg:height="0.1839in" draw:z-index="3"><draw:object xlink:href="./Object 4" xlink:type="simple" xlink:show="embed" xlink:actuate="onLoad"/><draw:image xlink:href="./ObjectReplacements/Object 4" xlink:type="simple" xlink:show="embed" xlink:actuate="onLoad"/><svg:desc>formula</svg:desc></draw:frame></text:span><text:s/>erlaubte es dann einfach, die extern wirkenden Kräfte, wie beispielsweise die Schwerkraft davon abzuziehen. <draw:frame draw:style-name="fr1" draw:name="Object5" text:anchor-type="as-char" svg:width="0.1709in" svg:height="0.1839in" draw:z-index="4"><draw:object xlink:href="./Object 5" xlink:type="simple" xlink:show="embed" xlink:actuate="onLoad"/><draw:image xlink:href="./ObjectReplacements/Object 5" xlink:type="simple" xlink:show="embed" xlink:actuate="onLoad"/><svg:desc>formula</svg:desc></draw:frame><text:span text:style-name="OrgCode">=</text:span><draw:frame draw:style-name="fr1" draw:name="Object6" text:anchor-type="as-char" svg:width="0.328in" svg:height="0.3929in" draw:z-index="5"><draw:object xlink:href="./Object 6" xlink:type="simple" xlink:show="embed" xlink:actuate="onLoad"/><draw:image xlink:href="./ObjectReplacements/Object 6" xlink:type="simple" xlink:show="embed" xlink:actuate="onLoad"/><svg:desc>formula</svg:desc></draw:frame><text:span text:style-name="OrgCode">- 9.81</text:span>. Die neue Beschleunigung lässt sich dann wieder gleich in eine Geschwindigkeit umrechnen und zur ursprünglichen Geschwindigkeit addieren, um die neue Geschwindigkeit zu erhalten. </text:p>
        </text:list-item>
        <text:list-item>
          <text:p text:style-name="P3">Der Luftwiderstand war einiges komplizierter zu berechnen als die Schwerkraft. Zum einen mussten technische Probleme und Limitierungen berücksichtigt werden, wie beispielsweise die fehlende Präzision bei sehr kleinen Dezimalzahlen. Auch die fehlenden Daten und Werte stellten sich als grosses Problem heraus. Aus Zeitgründen wurden verschiedene Quellen gesammelt und verrechnet, anstatt die tatsächlichen Werte zu finden oder zu berechnen. </text:p>
          <text:list>
            <text:list-item>
              <text:p text:style-name="P3">Tatsächlich gab es überraschend wenig Daten über die Form oder <text:span text:style-name="OrgCode">c-Werte</text:span> von Raketen. Also wurde am Ende einfach eine Schätzung angenommen, also <text:span text:style-name="OrgCode">0.52</text:span>. Obwohl dies bei weitem nicht Perfekt ist, ähneln die meisten Raketen in ihrer Form einem Kegel doch sehr, wodurch hier nur geringe Fehler entstehen sollten. Da sich der Wert aber bei jeder einzelnen Stufe ändert und bei der <text:span text:style-name="OrgCode">Saturn V</text:span> sogar während einer Stufe nicht konstant bleibt, war es nicht möglich, diese Funktion in absehbarer Zeit zu implementieren, wodurch <text:span text:style-name="OrgCode">0.52</text:span> als Konstante gesetzt wurde. </text:p>
            </text:list-item>
            <text:list-item>
              <text:p text:style-name="P3">Auch bei der Berechnung der Luftdichte kamen neue Probleme auf. Neben den ursprünglichen Problemen mit der korrekten Implementierung der Formel, gab es auch seltsame Fehler mit <text:span text:style-name="OrgCode">Golang</text:span>. So musste am Ende eine vereinfache, Schweizerhöhenformel angewandt werden, da sonst die Werte nicht mehr zu verarbeiten gewesen wären. Dadurch ist es allerdings aktuell nur möglich, den Luftwiderstand auf der Erde zu berechnen. Für alle anderen Planeten wird momentan noch die selber Formel verwendet. </text:p>
            </text:list-item>
            <text:list-item>
              <text:p text:style-name="P4">Mit der Formel für den Luftwiderstand <draw:frame draw:style-name="fr1" draw:name="Object7" text:anchor-type="as-char" svg:width="1.4744in" svg:height="0.3929in" draw:z-index="6"><draw:object xlink:href="./Object 7" xlink:type="simple" xlink:show="embed" xlink:actuate="onLoad"/><draw:image xlink:href="./ObjectReplacements/Object 7" xlink:type="simple" xlink:show="embed" xlink:actuate="onLoad"/></draw:frame><text:span text:style-name="T1">l</text:span>ässt sich die aktuelle <text:soft-page-break/>Kraft des Luftwiderstands berechnen. Diese muss dann allerdings noch durch die Masse der Rakete geteilt werden, um daraus eine Beschleunigung zu machen, welche dann wie oben beschrieben von der Geschwindigkeit abgezogen werden kann. </text:p>
            </text:list-item>
          </text:list>
        </text:list-item>
      </text:list>
      <text:h text:style-name="Heading_20_2" text:outline-level="2"><text:bookmark-start text:name="OrgXref.org1e7e9fd"/><text:bookmark text:name="org1e7e9fd"/>Raketen <text:bookmark-end text:name="OrgXref.org1e7e9fd"/></text:h>
      <text:p text:style-name="Text_20_body">Zwar waren bereits gute Werte für die <text:span text:style-name="OrgCode">Saturn V</text:span> vorhanden, aber es stellte sich als überraschend kompliziert heraus gute Daten für die <text:span text:style-name="OrgCode">Falcon 9</text:span> oder andere Raketen zu finden. Zum einen liegt dies an der Tatsache, dass <text:span text:style-name="OrgCode">SpaceX</text:span> eine private Firma ist, welche natürlich nicht ihre gesamten Werte öffentlich macht, zum anderen liegt es aber ebenfalls an der <text:span text:style-name="OrgCode">US-Regierung</text:span>, die den öffentlichen Zugang zu solchen Informationen erschwert, da diese oftmals als relevant für die nationale Sicherheit angesehen werden. Daher mussten für <text:span text:style-name="OrgCode">Falcon 9</text:span> einige Annahmen und Schätzungen getroffen werden. Die Mehrheit der Daten stammten aber ursprünglich aus diesem inoffiziellen <text:a xlink:type="simple" xlink:href="https://www.reddit.com/r/spacex/comments/3lsm0q/f9ft_vs_f9v11_fuel_mass_flow_rate_isp/" text:style-name="Internet_20_link" text:visited-style-name="Visited_20_Internet_20_Link">Reddit Post</text:a> und ergeben tatsächlich Flugdaten, welche der echten Rakete ähneln. </text:p>
      <text:h text:style-name="Heading_20_2" text:outline-level="2"><text:bookmark-start text:name="OrgXref.org08c6a34"/><text:bookmark text:name="org08c6a34"/>Plotting <text:bookmark-end text:name="OrgXref.org08c6a34"/></text:h>
      <text:p text:style-name="Text_20_body">Die ursprüngliche Planung unserer Software enthielt die Absicht, die berechneten Flugdaten als Graphen zu exportieren. Aufgrund von zeitlichen und technischen Limitierungen mussten diese Funktionen allerdings weggelassen werden, sollen aber in einer späteren Version der Software implementiert werden. Aktuell werden die Flugdaten lediglich in der Konsole, sowie einem <text:span text:style-name="OrgCode">CSV-ähnlichen</text:span> Format exportiert und gespeichert. </text:p>
      <text:h text:style-name="Heading_20_1" text:outline-level="1"><text:bookmark-start text:name="OrgXref.org5bfe884"/><text:bookmark text:name="org5bfe884"/>Resultate <text:bookmark-end text:name="OrgXref.org5bfe884"/></text:h>
      <text:p text:style-name="Text_20_body">Wie zu erwarten war, stimmen die erhaltenen Daten nicht perfekt mit den tatsächlich gemessenen überein. Dies könnte verschiedene Gründe haben, Rechenfehler und Programmierfehler sind leider nicht auszuschliessen. Aber auch die Unterschiede zwischen der Simulation und der <text:span text:style-name="Emphasis">echten</text:span> Welt sind zu beachten. </text:p>
      <text:p text:style-name="Text_20_body">Einige Unterschiede zwischen der Simulation und der Tatsächlichen <text:span text:style-name="OrgCode">Saturn V</text:span> oder <text:span text:style-name="OrgCode">Falcon 9</text:span>: </text:p>
      <text:list xml:id="list170436814925891" text:style-name="OrgBulletedList">
        <text:list-item>
          <text:p text:style-name="P2">Die Schwerkraft ist keine Konstante und nimmt mit steigender Höhe ab. </text:p>
        </text:list-item>
        <text:list-item>
          <text:p text:style-name="P2">Jede Rakete versucht <text:span text:style-name="Emphasis">Orbit</text:span> zu erreichen. Damit ist aber eigentlich mehr eine Geschwindigkeit relativ zur Erdoberfläche als eine Höhe gemeint. Raketen fliegen also immer stark <text:span text:style-name="Emphasis">seitlich</text:span>, um dann in die Umlaufbahn der Erde zu gelangen. In unserer Simulation fliegt die Rakete allerdings immer gerade nach oben. </text:p>
        </text:list-item>
        <text:list-item>
          <text:p text:style-name="P2">Die <text:span text:style-name="OrgCode">Saturn V</text:span> transportiere für ihre Mondmissionen bis zu <text:span text:style-name="OrgCode">41'000kg</text:span> Ladung. Auch wenn das Programm in der Lage ist, auf zusätzliche Gewichte Rücksicht zu nehmen, wurde das <text:span text:style-name="OrgCode">Payload-Gewicht</text:span> immer auf <text:span text:style-name="OrgCode">0</text:span> gesetzt. Dies erlaubte uns, die erhaltenen Werte besser mit anderen Gruppen und Methoden zu vergleichen. Daher steht am Ende der Simulation auch immer ein Endgewicht von <text:span text:style-name="OrgCode">0</text:span>. Dies gibt an, dass die Rakete alle drei Stufen abgeworfen hat, und jetzt nur noch die Ladung, also <text:span text:style-name="OrgCode">0kg</text:span> übrig sind. </text:p>
        </text:list-item>
        <text:list-item>
          <text:p text:style-name="P2">Durch das <text:span text:style-name="OrgCode">Launch-Escape-System</text:span> und andere Gerätschaften ändert sich der <text:span text:style-name="OrgCode">C_w</text:span>-Wert der Rakete während des Fluges. Unsere Simulation ist aktuell nicht in der Lage, dies mit einzuberechnen. </text:p>
        </text:list-item>
        <text:list-item>
          <text:p text:style-name="P2">Während die <text:span text:style-name="OrgCode">Saturn V</text:span> noch ältere Technologien und Triebwerke verwendete, ist die <text:span text:style-name="OrgCode">Falcon 9</text:span> inzwischen in der Lage, die Leistung ihre Triebwerke während des Fluges anzupassen. Unsere Simulation hat aktuell keine Unterstützung für solche Funktionen. </text:p>
        </text:list-item>
      </text:list>
      <text:p text:style-name="Text_20_body"><text:soft-page-break/>Mit diesen, und wahrscheinlich mehr Verschiedenheiten ist es nur verständlich, dass die Werte der Simulation so verschieden sind als die der tatsächlichen Rakete. Wir nehmen an, dass besonders die Flugbahn und Richtung einen grossen Einfluss auf die Endresultate hatten, da wir lediglich die Höhe und nicht die zurückgelegte Distanz als Vergleichswerte hatten. </text:p>
      <text:p text:style-name="Text_20_body">In der Simulation einer <text:span text:style-name="OrgCode">Saturn V</text:span>, Startplatz Erde, erhielten wir eine Endgeschwindigkeit von ungefähr <text:span text:style-name="OrgCode">11401.8</text:span>m/s, sowie eine Endhöhe von ungefähr <text:span text:style-name="OrgCode">3175</text:span> Kilometern. <text:line-break/>Relativ zu den tatsächlich gemessenen Werten von <text:span text:style-name="OrgCode">7390m/s, sowie 191.1</text:span> Kilometern ist natürlich direkt ein grosser Unterschied zu erkennen. Während die Geschwindigkeit um weniger als einen Faktor von <text:span text:style-name="OrgCode">2</text:span> daneben liegt, erkennt man schnell, dass die Höhe um ein vielfaches höher als die gemessen Werte ausgefallen ist. Es ist anzunehmen, dass eine realistische Flugbahn sowie eine tatsächliche Transportmasse die Höhe einiges reduziert hätten. </text:p>
      <text:p text:style-name="Text_20_body">Aber es muss erkannt werden, dass die Stärke dieses Simulators nicht in der absolut exakten Berechnung von Raketenflugbahnen oder Treibstoffkurven liegt, sondern in der Möglichkeit in kurzer Zeit Raketen in verschiedenen, lustigen Umgebungen zu testen und zu vergleichen. Diese Software ist nicht von <text:span text:style-name="OrgCode">NASA-Ingenieure</text:span> entwickelt worden und sollte auch niemals von solchen eingesetzt werden. </text:p>
      <text:p text:style-name="Text_20_body">Natürlich ist jeder in der Lage und herzlich dazu eingeladen, diese Simulation selbst auszuführen, zu verbessern und die Resultate mit den hier besprochenen zu vergleichen. Der Code dafür findet sich auf <text:a xlink:type="simple" xlink:href="https:github.com/jakobklemm/saturnv" text:style-name="Internet_20_link" text:visited-style-name="Visited_20_Internet_20_Link">Github.com/Jakobklemm</text:a>. Das Programm lässt sich einfach mit den Befehlen </text:p>
      <text:p text:style-name="OrgSrcBlockLastLine">go build &amp;&amp; ./saturnv</text:p>
      <text:p text:style-name="Text_20_body">kompilieren und ausführen. </text:p>
      <text:p text:style-name="Text_20_body">Bei Problemen einfach ein <text:span text:style-name="OrgCode">Issue</text:span> öffnen oder direkt in Kontakt treten. Diese Software soll es Schülern oder Interessierten erlauben, einfach Raketen in verschiedenen Umgebungen zu testen und mit den Werten und normalerweise konstanten Werten zu experimentieren. </text:p>
      <text:p text:style-name="Text_20_body"><text:a xlink:type="simple" xlink:href="https://github.com/jakobklemm/saturnv" text:style-name="Internet_20_link" text:visited-style-name="Visited_20_Internet_20_Link">https://github.com/jakobklemm/saturnv</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2e3440" draw:opacity="100%"/>
      <style:paragraph-properties fo:background-color="#2e3440" fo:padding="0.0193in" fo:border="0.51pt solid #000000" style:shadow="none"/>
      <style:text-properties fo:color="#eceff4"/>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kob Klemm</meta:initial-creator>
    <dc:date>2020-09-23T17:14:36.060568060</dc:date>
    <meta:creation-date>2020-09-23T17:03:23</meta:creation-date>
    <meta:generator>LibreOffice/6.4.6.2$Linux_X86_64 LibreOffice_project/40$Build-2</meta:generator>
    <meta:keyword/>
    <dc:subject/>
    <dc:title>Simulation</dc:title>
    <meta:editing-duration>PT10M</meta:editing-duration>
    <meta:editing-cycles>2</meta:editing-cycles>
    <meta:document-statistic meta:table-count="0" meta:image-count="0" meta:object-count="7" meta:page-count="5" meta:paragraph-count="70" meta:word-count="1804" meta:character-count="12812" meta:non-whitespace-character-count="11037"/>
  </office:meta>
</office:document-meta>
</file>

<file path=Object 1/content.xml><?xml version="1.0" encoding="utf-8"?>
<math xmlns="http://www.w3.org/1998/Math/MathML" display="block">
  <semantics>
    <mover accent="true">
      <mi>a</mi>
      <mo stretchy="false">⃗</mo>
    </mover>
    <annotation encoding="StarMath 5.0">{ vec a }</annotation>
  </semantics>
</math>
</file>

<file path=Object 2/content.xml><?xml version="1.0" encoding="utf-8"?>
<math xmlns="http://www.w3.org/1998/Math/MathML" display="block">
  <semantics>
    <mfrac>
      <mrow>
        <mi mathvariant="normal">Δ</mi>
        <mi>v</mi>
      </mrow>
      <mrow>
        <mi mathvariant="normal">Δ</mi>
        <mi>t</mi>
      </mrow>
    </mfrac>
    <annotation encoding="StarMath 5.0">{%DELTA v} over {%DELTA t} </annotation>
  </semantics>
</math>
</file>

<file path=Object 3/content.xml><?xml version="1.0" encoding="utf-8"?>
<math xmlns="http://www.w3.org/1998/Math/MathML" display="block">
  <semantics>
    <mrow>
      <mi mathvariant="normal">Δ</mi>
      <mi>t</mi>
    </mrow>
    <annotation encoding="StarMath 5.0">%DELTA t</annotation>
  </semantics>
</math>
</file>

<file path=Object 4/content.xml><?xml version="1.0" encoding="utf-8"?>
<math xmlns="http://www.w3.org/1998/Math/MathML" display="block">
  <semantics>
    <mrow>
      <mi mathvariant="normal">Δ</mi>
      <mi>t</mi>
    </mrow>
    <annotation encoding="StarMath 5.0">%DELTA t</annotation>
  </semantics>
</math>
</file>

<file path=Object 5/content.xml><?xml version="1.0" encoding="utf-8"?>
<math xmlns="http://www.w3.org/1998/Math/MathML" display="block">
  <semantics>
    <mover accent="true">
      <mi>a</mi>
      <mo stretchy="false">⃗</mo>
    </mover>
    <annotation encoding="StarMath 5.0">{ vec a }</annotation>
  </semantics>
</math>
</file>

<file path=Object 6/content.xml><?xml version="1.0" encoding="utf-8"?>
<math xmlns="http://www.w3.org/1998/Math/MathML" display="block">
  <semantics>
    <mfrac>
      <mrow>
        <mi mathvariant="normal">Δ</mi>
        <mi>v</mi>
      </mrow>
      <mrow>
        <mi mathvariant="normal">Δ</mi>
        <mi>t</mi>
      </mrow>
    </mfrac>
    <annotation encoding="StarMath 5.0">{%DELTA v} over {%DELTA t} </annotation>
  </semantics>
</math>
</file>

<file path=Object 7/content.xml><?xml version="1.0" encoding="utf-8"?>
<math xmlns="http://www.w3.org/1998/Math/MathML" display="block">
  <semantics>
    <mrow>
      <mrow>
        <msub>
          <mi>F</mi>
          <mi>l</mi>
        </msub>
        <mo stretchy="false">=</mo>
        <mrow>
          <mfrac>
            <mn>1</mn>
            <mn>2</mn>
          </mfrac>
          <mo stretchy="false">∗</mo>
          <mi>A</mi>
          <mo stretchy="false">∗</mo>
          <msub>
            <mi>c</mi>
            <mi>w</mi>
          </msub>
          <mo stretchy="false">∗</mo>
          <mi>p</mi>
          <mo stretchy="false">∗</mo>
          <mi>v</mi>
        </mrow>
      </mrow>
      <mn>²</mn>
    </mrow>
    <annotation encoding="StarMath 5.0">F_l = { 1 over 2 } * A * c_w * p * v²</annotation>
  </semantics>
</math>
</file>